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1">
      <style:paragraph-properties fo:margin-top="0in" fo:margin-bottom="0in"/>
    </style:style>
    <style:style style:name="P9" style:family="paragraph" style:parent-style-name="Text_20_body" style:list-style-name="L2">
      <style:paragraph-properties fo:margin-top="0in" fo:margin-bottom="0in"/>
    </style:style>
    <style:style style:name="P10" style:family="paragraph" style:parent-style-name="Text_20_body" style:list-style-name="L3">
      <style:paragraph-properties fo:margin-top="0in" fo:margin-bottom="0in"/>
    </style:style>
    <style:style style:name="P11" style:family="paragraph" style:parent-style-name="Text_20_body" style:list-style-name="L4">
      <style:paragraph-properties fo:margin-top="0in" fo:margin-bottom="0in"/>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Text_20_body" style:list-style-name="L7">
      <style:paragraph-properties fo:margin-top="0in" fo:margin-bottom="0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placing the CDJ-800MK2, the CDJ-850 offers some major enhancements over its predecessor. This deck is designed to feel and function like a CDJ-900 or CDJ-2000 and is rekordbox enabled, while maintaining an affordable price. </text:p>
      <text:p text:style-name="Standard"/>
      <text:p text:style-name="Standard"/>
      <text:p text:style-name="Standard"/>
      <text:p text:style-name="Text_20_body">No matter what source – CD, USB (flash drive or disk) or straight from PC or Mac* – this deck is suitable for your way of working. MP3, AAC, AIFF and WAV (up to professional 24-bit WAV) files are supported.<text:line-break/>It’s also rekordbox compatible, meaning that using the free rekordbox software, you can beforehand prepare and manage your tracks on your PC for an extra smooth DJ set.</text:p>
      <text:p text:style-name="Text_20_body">But you can also easily create your set on the fly. With the Tag List feature, you can plan 20 or even more tracks ahead. Unique to the CDJ-850, you can even add, remove and change the order of the tracks in the list. Wave Display allows you to see peaks and drops in your tracks, helping you make fluent mixes between tracks.</text:p>
      <text:p text:style-name="Text_20_body"><text:span text:style-name="Strong_20_Emphasis">Full-size jog wheel and other pro features</text:span><text:line-break/>Just like the CDJ-900 and 2000, the CDJ-850 has a full-size 206 mm jog wheel for a professional feel and performance, and a large screen.<text:line-break/>The USB HID interface allows you to use more complex DJ software without a control disk.<text:line-break/>Additional features include Auto Beat Loop Function, Tempo Variation, CD Resume function and vibration resistance.<text:line-break/>The CDJ-850 is now also available in black as the CDJ-850-K<text:line-break/>* Computer playback via MIDI control of 3rd party DJ software (not included) or when in soundcard mode.</text:p>
      <text:p text:style-name="Text_20_body"><text:span text:style-name="Strong_20_Emphasis">Features</text:span></text:p>
      <text:list xml:id="list8868474334113036055" text:style-name="L1">
        <text:list-item>
          <text:p text:style-name="P8">Plays: </text:p>
          <text:list>
            <text:list-item>
              <text:p text:style-name="P8">CD (including CD-R / -RW) </text:p>
            </text:list-item>
            <text:list-item>
              <text:p text:style-name="P8">Digital media playback via USB </text:p>
            </text:list-item>
            <text:list-item>
              <text:p text:style-name="P8">WAV,AIFF,MP3, AAC files on CD </text:p>
            </text:list-item>
          </text:list>
        </text:list-item>
        <text:list-item>
          <text:p text:style-name="P8">MP3: MPEG-1 32Kbps - 320 Kbps / MPEG-4 16 Kbps - 160 Kbps </text:p>
        </text:list-item>
        <text:list-item>
          <text:p text:style-name="P8">MIDI Control: Yes </text:p>
        </text:list-item>
        <text:list-item>
          <text:p text:style-name="P8">rekordbox: Yes </text:p>
        </text:list-item>
        <text:list-item>
          <text:p text:style-name="P8">Anti Vibration: Yes </text:p>
        </text:list-item>
        <text:list-item>
          <text:p text:style-name="P1">Included Accessories: Power cord, Manual, Stereo Phono cable, Control Cable, Forced Eject Pin, rekordbox software </text:p>
        </text:list-item>
      </text:list>
      <text:p text:style-name="Text_20_body">Input/Output</text:p>
      <text:list xml:id="list5475625023918680294" text:style-name="L2">
        <text:list-item>
          <text:p text:style-name="P9">Disc Slot: Yes </text:p>
        </text:list-item>
        <text:list-item>
          <text:p text:style-name="P9">USB: Yes </text:p>
        </text:list-item>
        <text:list-item>
          <text:p text:style-name="P2">Analogue Output: Yes </text:p>
        </text:list-item>
      </text:list>
      <text:p text:style-name="Text_20_body">Display</text:p>
      <text:list xml:id="list2125708275864371709" text:style-name="L3">
        <text:list-item>
          <text:p text:style-name="P10">Display: Three Lines Of Text </text:p>
        </text:list-item>
        <text:list-item>
          <text:p text:style-name="P10">Wave Display: Yes </text:p>
        </text:list-item>
        <text:list-item>
          <text:p text:style-name="P10">Jog Display: Yes </text:p>
        </text:list-item>
        <text:list-item>
          <text:p text:style-name="P10">Playing Address: Yes </text:p>
        </text:list-item>
        <text:list-item>
          <text:p text:style-name="P3">Wave Data: Yes </text:p>
        </text:list-item>
      </text:list>
      <text:p text:style-name="Text_20_body">Performance Control</text:p>
      <text:list xml:id="list7124983827534135487" text:style-name="L4">
        <text:list-item>
          <text:p text:style-name="P11"><text:soft-page-break/>Jog Dial size: 206,0 mm </text:p>
        </text:list-item>
        <text:list-item>
          <text:p text:style-name="P11">Jog Dial type: Touch sensitive </text:p>
        </text:list-item>
        <text:list-item>
          <text:p text:style-name="P11">Quick Start: Yes </text:p>
        </text:list-item>
        <text:list-item>
          <text:p text:style-name="P11">Auto Beat Loop / Emergency: Yes </text:p>
        </text:list-item>
        <text:list-item>
          <text:p text:style-name="P11">Reverse: Yes </text:p>
        </text:list-item>
        <text:list-item>
          <text:p text:style-name="P11">Real Time Seamless Loop: Yes </text:p>
        </text:list-item>
        <text:list-item>
          <text:p text:style-name="P11">Loop Adjust: In / Out Adjust </text:p>
        </text:list-item>
        <text:list-item>
          <text:p text:style-name="P11">Reloop: Yes </text:p>
        </text:list-item>
        <text:list-item>
          <text:p text:style-name="P11">Jog Modes: CDJ / Vinyl mode </text:p>
        </text:list-item>
        <text:list-item>
          <text:p text:style-name="P11">Pitch Bend: Yes </text:p>
        </text:list-item>
        <text:list-item>
          <text:p text:style-name="P11">Scratch Play / Cue: Yes </text:p>
        </text:list-item>
        <text:list-item>
          <text:p text:style-name="P11">Quick Scratch: After searching track </text:p>
        </text:list-item>
        <text:list-item>
          <text:p text:style-name="P11">Fader Start / Back Cue start: Yes </text:p>
        </text:list-item>
        <text:list-item>
          <text:p text:style-name="P11">Relay Play: Yes </text:p>
        </text:list-item>
        <text:list-item>
          <text:p text:style-name="P11">Frame Search: 1/75 Sec </text:p>
        </text:list-item>
        <text:list-item>
          <text:p text:style-name="P4">Vinyl Speed Adjust: Yes </text:p>
        </text:list-item>
      </text:list>
      <text:p text:style-name="Text_20_body">Tempo</text:p>
      <text:list xml:id="list4023162532108150517" text:style-name="L5">
        <text:list-item>
          <text:p text:style-name="P12">Master Tempo: Yes </text:p>
        </text:list-item>
        <text:list-item>
          <text:p text:style-name="P12">Tempo Control steps: 0.02% at +/-6%, 0.05% at +/- 10% &amp; 16%, 0.5% at WIDE </text:p>
        </text:list-item>
        <text:list-item>
          <text:p text:style-name="P12">Tempo Control Ranges (CD: )+/-6%, +/-10%, +/-16% </text:p>
        </text:list-item>
        <text:list-item>
          <text:p text:style-name="P12">Tempo Control Ranges (MP3): +/-6%, +/-10%, +/-16%, +/-100% WIDE </text:p>
        </text:list-item>
        <text:list-item>
          <text:p text:style-name="P12">BPM Counter: Yes </text:p>
        </text:list-item>
        <text:list-item>
          <text:p text:style-name="P5">Front loading Slot-In CD: Yes </text:p>
        </text:list-item>
      </text:list>
      <text:p text:style-name="Text_20_body">Cue Functions</text:p>
      <text:list xml:id="list4147324748472660878" text:style-name="L6">
        <text:list-item>
          <text:p text:style-name="P13">Auto Cue: Yes </text:p>
        </text:list-item>
        <text:list-item>
          <text:p text:style-name="P13">Manual Cue: Yes </text:p>
        </text:list-item>
        <text:list-item>
          <text:p text:style-name="P13">Real Time Cue: Yes </text:p>
        </text:list-item>
        <text:list-item>
          <text:p text:style-name="P6">Cue / Loop Memory: Yes </text:p>
        </text:list-item>
      </text:list>
      <text:p text:style-name="Text_20_body">Specifications</text:p>
      <text:list xml:id="list7069279139613114455" text:style-name="L7">
        <text:list-item>
          <text:p text:style-name="P14">Frequency Response: 4 Hz ~ 20 kHz </text:p>
        </text:list-item>
        <text:list-item>
          <text:p text:style-name="P14">Signal to Noise Ratio: 115 dB or more (JEITA) </text:p>
        </text:list-item>
        <text:list-item>
          <text:p text:style-name="P14">Distortion: 0,003 % (JEITA) </text:p>
        </text:list-item>
        <text:list-item>
          <text:p text:style-name="P14">Audio Output Level: 2.0 V rms (1kHz, 0 dB) </text:p>
        </text:list-item>
        <text:list-item>
          <text:p text:style-name="P14">Power Consumption: 21 Watt </text:p>
        </text:list-item>
        <text:list-item>
          <text:p text:style-name="P14">Power Requirements: 220 - 240 V, 50/60 Hz </text:p>
        </text:list-item>
        <text:list-item>
          <text:p text:style-name="P14">Dimensions (W x H xD): 305 x 105.5 x 364.4 mm </text:p>
        </text:list-item>
        <text:list-item>
          <text:p text:style-name="P7">Net Weight: 3,3 kg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38S</meta:editing-duration>
    <meta:editing-cycles>3</meta:editing-cycles>
    <meta:generator>OpenOffice/4.1.1$Win32 OpenOffice.org_project/411m6$Build-9775</meta:generator>
    <dc:date>2018-02-10T12:55:28.12</dc:date>
    <meta:document-statistic meta:table-count="0" meta:image-count="0" meta:object-count="0" meta:page-count="2" meta:paragraph-count="62" meta:word-count="578" meta:character-count="3066"/>
    <dc:creator>Marti </dc:creator>
    <meta:user-defined meta:name="Info 1"/>
    <meta:user-defined meta:name="Info 2"/>
    <meta:user-defined meta:name="Info 3"/>
    <meta:user-defined meta:name="Info 4"/>
  </office:meta>
</office:document-meta>
</file>